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a4bc" officeooo:paragraph-rsid="000fa4bc"/>
    </style:style>
    <style:style style:name="P2" style:family="paragraph" style:parent-style-name="Standard" style:master-page-name="Standard">
      <style:paragraph-properties style:page-number="auto"/>
      <style:text-properties officeooo:rsid="000fa4bc" officeooo:paragraph-rsid="000fa4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hul</text:p>
      <text:p text:style-name="P1">Tarun</text:p>
      <text:p text:style-name="P1">Salini</text:p>
      <text:p text:style-name="P1">Versha</text:p>
      <text:p text:style-name="P1">Ajai</text:p>
      <text:p text:style-name="P1">Raj</text:p>
      <text:p text:style-name="P1">Neha</text:p>
      <text:p text:style-name="P1">kalyaan</text:p>
      <text:p text:style-name="P1">Ankit</text:p>
      <text:p text:style-name="P1">Priy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lini Dutta</meta:initial-creator>
    <meta:editing-cycles>2</meta:editing-cycles>
    <meta:creation-date>2017-01-23T10:43:00</meta:creation-date>
    <dc:date>2017-01-23T17:23:08.969241921</dc:date>
    <meta:editing-duration>PT2M8S</meta:editing-duration>
    <meta:generator>LibreOffice/5.1.4.2$Linux_X86_64 LibreOffice_project/10m0$Build-2</meta:generator>
    <meta:document-statistic meta:table-count="0" meta:image-count="0" meta:object-count="0" meta:page-count="1" meta:paragraph-count="10" meta:word-count="10" meta:character-count="50" meta:non-whitespace-character-count="50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